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010b" officeooo:paragraph-rsid="000a010b" style:font-weight-asian="bold" style:font-weight-complex="bold"/>
    </style:style>
    <style:style style:name="P2" style:family="paragraph" style:parent-style-name="Standard">
      <style:text-properties fo:font-weight="bold" officeooo:rsid="000c27ef" officeooo:paragraph-rsid="000c27ef" style:font-weight-asian="bold" style:font-weight-complex="bold"/>
    </style:style>
    <style:style style:name="P3" style:family="paragraph" style:parent-style-name="Standard">
      <style:text-properties fo:font-weight="bold" officeooo:rsid="00135e40" officeooo:paragraph-rsid="00135e40" style:font-weight-asian="bold" style:font-weight-complex="bold"/>
    </style:style>
    <style:style style:name="P4" style:family="paragraph" style:parent-style-name="Standard">
      <style:text-properties fo:font-weight="normal" officeooo:rsid="000a010b" officeooo:paragraph-rsid="000a010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a010b" officeooo:paragraph-rsid="000a010b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a010b" officeooo:paragraph-rsid="000a010b" style:font-weight-asian="normal" style:font-weight-complex="normal"/>
    </style:style>
    <style:style style:name="P7" style:family="paragraph" style:parent-style-name="Standard">
      <style:text-properties fo:font-weight="normal" officeooo:rsid="000b2d55" officeooo:paragraph-rsid="000b2d55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0c27ef" officeooo:paragraph-rsid="000c27ef" style:font-weight-asian="normal" style:font-weight-complex="normal"/>
    </style:style>
    <style:style style:name="P9" style:family="paragraph" style:parent-style-name="Standard">
      <style:text-properties fo:font-weight="normal" officeooo:rsid="000c27ef" officeooo:paragraph-rsid="000c27ef" style:font-weight-asian="normal" style:font-weight-complex="normal"/>
    </style:style>
    <style:style style:name="P10" style:family="paragraph" style:parent-style-name="Standard">
      <style:text-properties fo:font-weight="normal" officeooo:rsid="000f866f" officeooo:paragraph-rsid="000f866f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0f866f" officeooo:paragraph-rsid="000f866f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15964" officeooo:paragraph-rsid="00115964" style:font-weight-asian="normal" style:font-weight-complex="normal"/>
    </style:style>
    <style:style style:name="P13" style:family="paragraph" style:parent-style-name="Standard">
      <style:text-properties fo:font-weight="normal" officeooo:rsid="0011b057" officeooo:paragraph-rsid="0011b05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2d55" style:font-weight-asian="bold" style:font-weight-complex="bold"/>
    </style:style>
    <style:style style:name="T4" style:family="text">
      <style:text-properties officeooo:rsid="000b2d55"/>
    </style:style>
    <style:style style:name="T5" style:family="text">
      <style:text-properties officeooo:rsid="00115964"/>
    </style:style>
    <style:style style:name="T6" style:family="text">
      <style:text-properties officeooo:rsid="00135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<text:s/>Tutorial:</text:p>
      <text:p text:style-name="P1"/>
      <text:p text:style-name="P1">Cutscene:</text:p>
      <text:p text:style-name="P4">- Josie erwacht auf einer großen Wiese</text:p>
      <text:p text:style-name="P4">- Weiß nicht wo sie herkommt und wie sie auf die Wiese kommt</text:p>
      <text:p text:style-name="P4">- Am Horizont sieht Josie einen großen dunklen Schatten, der aber sehr schnell verschwindet</text:p>
      <text:p text:style-name="P4">- Beschließt dem Schatten zu folgen und läuft Richtung Wald</text:p>
      <text:p text:style-name="P1"/>
      <text:p text:style-name="P1">Level <text:span text:style-name="T6">0</text:span>-1(Tutorial)</text:p>
      <text:p text:style-name="P1"><text:tab/></text:p>
      <text:list xml:id="list5084640690370887776" text:style-name="L3">
        <text:list-item>
          <text:p text:style-name="P6">kleineres Level für Einführung</text:p>
        </text:list-item>
      </text:list>
      <text:list xml:id="list848782317694246362" text:style-name="L1">
        <text:list-item>
          <text:p text:style-name="P5">Spieler lernt Steuerung(stehen bleiben, hüpfen, sliden)</text:p>
        </text:list-item>
        <text:list-item>
          <text:p text:style-name="P5">Übergang Wiese → Wald</text:p>
        </text:list-item>
        <text:list-item>
          <text:p text:style-name="P5">Hindernisse</text:p>
          <text:list>
            <text:list-item>
              <text:p text:style-name="P5">Pilze</text:p>
            </text:list-item>
            <text:list-item>
              <text:p text:style-name="P5">Tannenzapfen<text:tab/></text:p>
            </text:list-item>
            <text:list-item>
              <text:p text:style-name="P5">Baumstümpfe</text:p>
            </text:list-item>
            <text:list-item>
              <text:p text:style-name="P5">Steine</text:p>
            </text:list-item>
          </text:list>
        </text:list-item>
      </text:list>
      <text:p text:style-name="P4"><text:tab/></text:p>
      <text:p text:style-name="P1">Cutscene:</text:p>
      <text:p text:style-name="P4">- Josie steht vor riesigem alten Baum</text:p>
      <text:p text:style-name="P4">- Baum bewegt sich</text:p>
      <text:p text:style-name="P4">- Baum fängt das sprechen an!</text:p>
      <text:p text:style-name="P4">- <text:span text:style-name="T2">Dialog:</text:span></text:p>
      <text:p text:style-name="P4"><text:span text:style-name="T2">- Baum:</text:span></text:p>
      <text:p text:style-name="P4">- Baum stellt sich als Sir Eichenborke vor.</text:p>
      <text:p text:style-name="P4">- Frägt Josie was sie hier in seinem Wald zu suchen hat</text:p>
      <text:p text:style-name="P4"><text:span text:style-name="T2">- Josie:</text:span></text:p>
      <text:p text:style-name="P4">- Erklärt ihre Lage (Herkunft unbekannt, wollte dem Schatten folgen)</text:p>
      <text:p text:style-name="P4">- Weiß nicht was sie machen soll</text:p>
      <text:p text:style-name="P4">- <text:span text:style-name="T4">Fühlt sich schwach</text:span></text:p>
      <text:p text:style-name="P4">- <text:span text:style-name="T4">Will herausfinden wer sie ist und dafür muss sie stärker werden</text:span></text:p>
      <text:p text:style-name="P4">-<text:span text:style-name="T2"> </text:span><text:span text:style-name="T3">Baum:</text:span></text:p>
      <text:p text:style-name="P4">- <text:span text:style-name="T4">Bekommt Mitleid</text:span></text:p>
      <text:p text:style-name="P4">- <text:span text:style-name="T4">Bietet an das er Josie zeigen könnte wie sie sich verteidigen kann</text:span></text:p>
      <text:p text:style-name="P4">-<text:span text:style-name="T3">Josie:</text:span></text:p>
      <text:p text:style-name="P4">- <text:span text:style-name="T4">Josie willigt ein</text:span></text:p>
      <text:p text:style-name="P4"/>
      <text:p text:style-name="P7">(Zeitsprung? 1 -5 Jahre?)???</text:p>
      <text:p text:style-name="P7"/>
      <text:p text:style-name="P2">Bosskampf:</text:p>
      <text:list xml:id="list735836729417211176" text:style-name="L4">
        <text:list-item>
          <text:p text:style-name="P8">Kopf in der Mitte des Bildschirms (bewegt sich nicht viel)</text:p>
        </text:list-item>
        <text:list-item>
          <text:p text:style-name="P8">Links und Rechts ein Arm mit denen Eichenborke angreift</text:p>
        </text:list-item>
        <text:list-item>
          <text:p text:style-name="P8">Lässt Holz durchs Bild rollen → hüpfen</text:p>
        </text:list-item>
        <text:list-item>
          <text:p text:style-name="P8">Versuchen Kopf zu treffen → spucke (da noch kein Panzer)</text:p>
        </text:list-item>
        <text:list-item>
          <text:p text:style-name="P8">Schwachpunkt = Kinn(Blume)</text:p>
        </text:list-item>
      </text:list>
      <text:p text:style-name="P9"/>
      <text:p text:style-name="P2">Cutscene:</text:p>
      <text:p text:style-name="P2">- <text:span text:style-name="T1">Eichenborke übergibt Josie die Panzertransformation und erklärt wie sie funktioniert</text:span></text:p>
      <text:p text:style-name="P2">Dialog:</text:p>
      <text:p text:style-name="P2">Baum:</text:p>
      <text:p text:style-name="P9"><text:soft-page-break/>- Ist sehr stolz auf Josie</text:p>
      <text:p text:style-name="P9">- Die Vögel haben ihm gezwitschert</text:p>
      <text:p text:style-name="P9">- Irgendetwas stimmt mit dem 4 Elementen nicht. Eichenborke hat das ungute Gefühl das eine Starke Präsenz die Elemente durcheinander gebracht hat.</text:p>
      <text:p text:style-name="P9">- Josie soll auf Ihrer Suche nach der Herkunft doch so nett sein und die Elementlords abklappern und schauen ob mit diesen alles in Ordnung ist.</text:p>
      <text:p text:style-name="P9"/>
      <text:p text:style-name="P9"/>
      <text:p text:style-name="P10">Eichenborke übergibt Josie eine Karte mit den Aufenthaltsorten der Lords:</text:p>
      <text:list xml:id="list3881713870541150919" text:style-name="L5">
        <text:list-item>
          <text:p text:style-name="P11">Sneezy McFlame → an Heuschnupfen erkrankte Feuerdrachendame(Feuer)</text:p>
        </text:list-item>
        <text:list-item>
          <text:p text:style-name="P11">Blubbsi → Qualle (ggf. Schluckauf)(Wasser)</text:p>
        </text:list-item>
        <text:list-item>
          <text:p text:style-name="P11">Mr. Mopf → Maulwurf mit drei Augen &gt; nicht Blind <text:span text:style-name="T5">dafür Schwerhörig</text:span>!!(Erde)</text:p>
        </text:list-item>
        <text:list-item>
          <text:p text:style-name="P12">Captain …... <text:s/>→ Vogelartiges Etwas das Luft repräsentiert(Luft)</text:p>
        </text:list-item>
      </text:list>
      <text:p text:style-name="P13">Josie macht sich auf den Weg!</text:p>
      <text:p text:style-name="P13"/>
      <text:p text:style-name="P3">Level 1-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2:03:08.813485265</meta:creation-date>
    <dc:date>2015-04-26T13:21:50.673314978</dc:date>
    <meta:editing-duration>PT56M11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57" meta:word-count="353" meta:character-count="2065" meta:non-whitespace-character-count="1779"/>
  </office:meta>
</office:document-meta>
</file>